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Frutiger Light Condensed"/>
    </style:style>
    <style:style style:name="P3" style:family="paragraph">
      <style:paragraph-properties fo:text-align="start"/>
      <style:text-properties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Global illuminatio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Rendering equation</text:p>
              </text:list-item>
              <text:list-item>
                <text:p text:style-name="P2">General global illumination</text:p>
              </text:list-item>
              <text:list-item>
                <text:p text:style-name="P2">Approximations: AO, voxel cone ray tracing</text:p>
              </text:list-item>
              <text:list-item>
                <text:p text:style-name="P2">Diffuse global illumination</text:p>
              </text:list-item>
              <text:list-item>
                <text:p text:style-name="P2">Specular global illumin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Volumetric renderi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Translucent</text:p>
              </text:list-item>
              <text:list-item>
                <text:p text:style-name="P2">Sub-surfa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Enhanced rasterization-based renderi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Deferred shad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NPR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Toon</text:p>
              </text:list-item>
              <text:list-item>
                <text:p text:style-name="P2">Outline</text:p>
              </text:list-item>
              <text:list-item>
                <text:p text:style-name="P2">Storke</text:p>
              </text:list-item>
              <text:list-item>
                <text:p text:style-name="P2">Li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1:55:21.848755119</meta:creation-date>
    <meta:generator>LibreOffice/6.4.7.2$Linux_X86_64 LibreOffice_project/40$Build-2</meta:generator>
    <dc:date>2022-12-06T21:59:31.645632761</dc:date>
    <meta:editing-duration>PT4M6S</meta:editing-duration>
    <meta:editing-cycles>8</meta:editing-cycles>
    <meta:document-statistic meta:object-count="41"/>
  </office:meta>
</office:document-meta>
</file>